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1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10" style:family="table-cell" style:parent-style-name="Default">
      <style:table-cell-properties fo:border="none"/>
      <style:text-properties fo:font-weight="bold" style:font-weight-asian="bold" style:font-weight-complex="bold"/>
    </style:style>
    <style:style style:name="ce80" style:family="table-cell" style:parent-style-name="Default" style:data-style-name="N37"/>
    <style:style style:name="ce118"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14"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5"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5"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4" table:content-validation-name="val6" office:value-type="string" calcext:value-type="string">
            <office:annotation draw:style-name="gr5"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5"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5"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5" table:content-validation-name="val4" office:value-type="string" calcext:value-type="string">
            <office:annotation draw:style-name="gr6"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25" calcext:value-type="float">
            <office:annotation draw:style-name="gr7"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3375" calcext:value-type="float">
            <office:annotation draw:style-name="gr8"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375</text:p>
          </table:table-cell>
          <table:table-cell office:value-type="string" calcext:value-type="string">
            <text:p>Add SR</text:p>
          </table:table-cell>
          <table:table-cell table:style-name="ce81" table:content-validation-name="val14" office:value-type="float" office:value="1"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0]/[.O13]/[.C4]" office:value-type="float" office:value="1.25" calcext:value-type="float">
            <text:p>1.250</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700" calcext:value-type="float">
            <text:p>2700</text:p>
          </table:table-cell>
          <table:table-cell table:style-name="ce55" office:value-type="string" calcext:value-type="string">
            <text:p>Total SR</text:p>
          </table:table-cell>
          <table:table-cell table:style-name="ce15"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9" table:formula="of:=ROUNDUP(([.C20]/[.C53])^2;3)" office:value-type="float" office:value="1.063" calcext:value-type="float">
            <text:p>1.063</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55" office:value-type="string" calcext:value-type="string">
            <text:p>vAngular</text:p>
          </table:table-cell>
          <table:table-cell table:formula="of:=ROUND([.E21]/[.C6];5)" office:value-type="float" office:value="24.54545" calcext:value-type="float">
            <text:p>24.54545</text:p>
          </table:table-cell>
          <table:table-cell table:style-name="ce55" office:value-type="string" calcext:value-type="string">
            <text:p>Load</text:p>
          </table:table-cell>
          <table:table-cell table:style-name="ce19" table:formula="of:=ROUNDUP(([.C20]/[.C53])^2;3)" office:value-type="float" office:value="1.063" calcext:value-type="float">
            <office:annotation draw:style-name="gr9"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063</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81" table:content-validation-name="val14" office:value-type="float" office:value="0.8" calcext:value-type="float">
            <text:p>0.8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 calcext:value-type="float">
            <text:p>1.00</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2160" calcext:value-type="float">
            <text:p>2160</text:p>
          </table:table-cell>
          <table:table-cell table:style-name="ce55" office:value-type="string" calcext:value-type="string">
            <text:p>Total SR</text:p>
          </table:table-cell>
          <table:table-cell table:style-name="ce15" table:formula="of:=[.E28]/[.C4]" office:value-type="float" office:value="1" calcext:value-type="float">
            <office:annotation draw:style-name="gr10" draw:text-style-name="P4" svg:width="71.63pt" svg:height="30.84pt" svg:x="463.18pt" svg:y="299.51pt" draw:caption-point-x="337.83pt" draw:caption-point-y="46.37pt">
              <dc:date>2019-11-30T00:00:00</dc:date>
              <text:p text:style-name="P3"><text:span text:style-name="T1">Prefer ~1.5 for text clarity.</text:span></text:p>
            </office:annotation>
            <text:p>1.000</text:p>
          </table:table-cell>
          <table:table-cell table:style-name="ce16" office:value-type="string" calcext:value-type="string">
            <text:p>Expected</text:p>
          </table:table-cell>
          <table:table-cell table:style-name="ce17" table:formula="of:=[.C17]*[.E25]*[.C28]" office:value-type="float" office:value="1" calcext:value-type="float">
            <text:p>1.000</text:p>
          </table:table-cell>
          <table:table-cell table:number-columns-repeated="55"/>
        </table:table-row>
        <table:table-row table:style-name="ro1">
          <table:table-cell table:style-name="ce15" table:formula="of:=[.E28]/[.C4]" office:value-type="float" office:value="1" calcext:value-type="float">
            <office:annotation draw:style-name="gr10" draw:text-style-name="P4" svg:width="71.63pt" svg:height="30.84pt" svg:x="79.17pt" svg:y="312.29pt" draw:caption-point-x="17.38pt" draw:caption-point-y="46.37pt">
              <dc:date>2019-11-30T00:00:00</dc:date>
              <text:p text:style-name="P3"><text:span text:style-name="T1">Prefer ~1.5 for text clarity.</text:span></text:p>
            </office:annotation>
            <text:p>1.000</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3840x2160" calcext:value-type="string">
            <office:annotation draw:style-name="gr11"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3840x2160</text:p>
          </table:table-cell>
          <table:table-cell table:style-name="ce55" office:value-type="string" calcext:value-type="string">
            <text:p>vAngular</text:p>
          </table:table-cell>
          <table:table-cell table:formula="of:=ROUND([.E28]/[.C6];5)" office:value-type="float" office:value="19.63636"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19.63636</text:p>
          </table:table-cell>
          <table:table-cell table:style-name="ce55" office:value-type="string" calcext:value-type="string">
            <text:p>Load</text:p>
          </table:table-cell>
          <table:table-cell table:style-name="ce19" table:formula="of:=ROUNDUP(((([.C25]*[.C28])/([.C58]*[.C61]))^2)*([.C10]/[.C43]);3)" office:value-type="float" office:value="0.436" calcext:value-type="float">
            <office:annotation draw:style-name="gr9"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436</text:p>
          </table:table-cell>
          <table:table-cell/>
          <table:table-cell table:formula="of:=[.C25]*[.C28]" office:value-type="float" office:value="2700" calcext:value-type="float">
            <text:p>2700</text:p>
          </table:table-cell>
          <table:table-cell table:number-columns-repeated="49"/>
        </table:table-row>
        <table:table-row table:style-name="ro1">
          <table:table-cell table:style-name="ce21" table:formula="of:=ROUNDUP(((([.C25]*[.C28])/([.C58]*[.C61]))^2)*([.C10]/[.C43]);3)" office:value-type="float" office:value="0.436" calcext:value-type="float">
            <office:annotation draw:style-name="gr9"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43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14" table:content-validation-name="val1" office:value-type="string" calcext:value-type="string">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5"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5"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4"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5"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5"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4"/>
          <table:table-cell table:style-name="ce41"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41"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5"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167.99150070644" calcext:value-type="float">
            <text:p>2168</text:p>
          </table:table-cell>
          <table:table-cell table:style-name="ce72" table:formula="of:=[.E114]/[.$C$74]" office:value-type="float" office:value="1.00369976884557" calcext:value-type="float">
            <text:p>1.004</text:p>
          </table:table-cell>
          <table:table-cell table:style-name="ce72" table:formula="of:=[.F114]*[.$C$77]" office:value-type="float" office:value="19.7086486610517" calcext:value-type="float">
            <text:p>19.709</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163.71325699586" calcext:value-type="float">
            <text:p>2164</text:p>
          </table:table-cell>
          <table:table-cell table:style-name="ce72" table:formula="of:=[.E115]/[.$C$74]" office:value-type="float" office:value="1.00171910046105" calcext:value-type="float">
            <text:p>1.002</text:p>
          </table:table-cell>
          <table:table-cell table:style-name="ce72" table:formula="of:=[.F115]*[.$C$77]" office:value-type="float" office:value="19.6697562566531" calcext:value-type="float">
            <text:p>19.670</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142.39536512051" calcext:value-type="float">
            <text:p>2142</text:p>
          </table:table-cell>
          <table:table-cell table:style-name="ce72" table:formula="of:=[.E116]/[.$C$74]" office:value-type="float" office:value="0.991849706074312" calcext:value-type="float">
            <text:p>0.992</text:p>
          </table:table-cell>
          <table:table-cell table:style-name="ce72" table:formula="of:=[.F116]*[.$C$77]" office:value-type="float" office:value="19.4759608284752" calcext:value-type="float">
            <text:p>19.476</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1916.21666843598" calcext:value-type="float">
            <text:p>1916</text:p>
          </table:table-cell>
          <table:table-cell table:style-name="ce72" table:formula="of:=[.E117]/[.$C$74]" office:value-type="float" office:value="0.887137346498139" calcext:value-type="float">
            <text:p>0.887</text:p>
          </table:table-cell>
          <table:table-cell table:style-name="ce72" table:formula="of:=[.F117]*[.$C$77]" office:value-type="float" office:value="17.4198289358375" calcext:value-type="float">
            <text:p>17.42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1870.61487217439" calcext:value-type="float">
            <text:p>1871</text:p>
          </table:table-cell>
          <table:table-cell table:style-name="ce72" table:formula="of:=[.E118]/[.$C$74]" office:value-type="float" office:value="0.866025403784439" calcext:value-type="float">
            <text:p>0.866</text:p>
          </table:table-cell>
          <table:table-cell table:style-name="ce72" table:formula="of:=[.F118]*[.$C$77]" office:value-type="float" office:value="17.0052748287112" calcext:value-type="float">
            <text:p>17.005</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026.25960824372" calcext:value-type="float">
            <text:p>2026</text:p>
          </table:table-cell>
          <table:table-cell table:style-name="ce72" table:formula="of:=[.E119]/[.$C$74]" office:value-type="float" office:value="0.938083151964686" calcext:value-type="float">
            <text:p>0.938</text:p>
          </table:table-cell>
          <table:table-cell table:style-name="ce72" table:formula="of:=[.F119]*[.$C$77]" office:value-type="float" office:value="18.4202007719786" calcext:value-type="float">
            <text:p>18.42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006.2959725354" calcext:value-type="float">
            <text:p>2006</text:p>
          </table:table-cell>
          <table:table-cell table:style-name="ce72" table:formula="of:=[.E120]/[.$C$74]" office:value-type="float" office:value="0.928840728025648" calcext:value-type="float">
            <text:p>0.929</text:p>
          </table:table-cell>
          <table:table-cell table:style-name="ce72" table:formula="of:=[.F120]*[.$C$77]" office:value-type="float" office:value="18.2387165355116" calcext:value-type="float">
            <text:p>18.239</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1814.7629889003" calcext:value-type="float">
            <text:p>1815</text:p>
          </table:table-cell>
          <table:table-cell table:style-name="ce72" table:formula="of:=[.E126]/[.$C$74]" office:value-type="float" office:value="0.840168050416806" calcext:value-type="float">
            <text:p>0.840</text:p>
          </table:table-cell>
          <table:table-cell table:style-name="ce72" table:formula="of:=[.F126]*[.$C$77]" office:value-type="float" office:value="16.4975398379844" calcext:value-type="float">
            <text:p>16.498</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1814.7629889003" calcext:value-type="float">
            <text:p>1815</text:p>
          </table:table-cell>
          <table:table-cell table:style-name="ce72" table:formula="of:=[.E127]/[.$C$74]" office:value-type="float" office:value="0.840168050416806" calcext:value-type="float">
            <text:p>0.840</text:p>
          </table:table-cell>
          <table:table-cell table:style-name="ce72" table:formula="of:=[.F127]*[.$C$77]" office:value-type="float" office:value="16.4975398379844" calcext:value-type="float">
            <text:p>16.498</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1842.05418931247" calcext:value-type="float">
            <text:p>1842</text:p>
          </table:table-cell>
          <table:table-cell table:style-name="ce72" table:formula="of:=[.E128]/[.$C$74]" office:value-type="float" office:value="0.852802865422442" calcext:value-type="float">
            <text:p>0.853</text:p>
          </table:table-cell>
          <table:table-cell table:style-name="ce72" table:formula="of:=[.F128]*[.$C$77]" office:value-type="float" office:value="16.7456370654351" calcext:value-type="float">
            <text:p>16.746</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1938.22518895945" calcext:value-type="float">
            <text:p>1938</text:p>
          </table:table-cell>
          <table:table-cell table:style-name="ce72" table:formula="of:=[.E129]/[.$C$74]" office:value-type="float" office:value="0.897326476370114" calcext:value-type="float">
            <text:p>0.897</text:p>
          </table:table-cell>
          <table:table-cell table:style-name="ce72" table:formula="of:=[.F129]*[.$C$77]" office:value-type="float" office:value="17.6199026900036" calcext:value-type="float">
            <text:p>17.62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1842.05418931247" calcext:value-type="float">
            <text:p>1842</text:p>
          </table:table-cell>
          <table:table-cell table:style-name="ce72" table:formula="of:=[.E130]/[.$C$74]" office:value-type="float" office:value="0.852802865422442" calcext:value-type="float">
            <text:p>0.853</text:p>
          </table:table-cell>
          <table:table-cell table:style-name="ce72" table:formula="of:=[.F130]*[.$C$77]" office:value-type="float" office:value="16.7456370654351" calcext:value-type="float">
            <text:p>16.746</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1994.86399359485" calcext:value-type="float">
            <text:p>1995</text:p>
          </table:table-cell>
          <table:table-cell table:style-name="ce72" table:formula="of:=[.E131]/[.$C$74]" office:value-type="float" office:value="0.923548145182799" calcext:value-type="float">
            <text:p>0.924</text:p>
          </table:table-cell>
          <table:table-cell table:style-name="ce72" table:formula="of:=[.F131]*[.$C$77]" office:value-type="float" office:value="18.1347913788094" calcext:value-type="float">
            <text:p>18.135</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1989.99252357953" calcext:value-type="float">
            <text:p>1990</text:p>
          </table:table-cell>
          <table:table-cell table:style-name="ce72" table:formula="of:=[.E132]/[.$C$74]" office:value-type="float" office:value="0.921292834990525" calcext:value-type="float">
            <text:p>0.921</text:p>
          </table:table-cell>
          <table:table-cell table:style-name="ce72" table:formula="of:=[.F132]*[.$C$77]" office:value-type="float" office:value="18.0905061078739" calcext:value-type="float">
            <text:p>18.09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1966.80966889189" calcext:value-type="float">
            <text:p>1967</text:p>
          </table:table-cell>
          <table:table-cell table:style-name="ce72" table:formula="of:=[.E133]/[.$C$74]" office:value-type="float" office:value="0.910560031894395" calcext:value-type="float">
            <text:p>0.911</text:p>
          </table:table-cell>
          <table:table-cell table:style-name="ce72" table:formula="of:=[.F133]*[.$C$77]" office:value-type="float" office:value="17.8797567862783" calcext:value-type="float">
            <text:p>17.88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2341.14236491836" calcext:value-type="float">
            <text:p>2341</text:p>
          </table:table-cell>
          <table:table-cell table:style-name="ce72" table:formula="of:=[.E134]/[.$C$74]" office:value-type="float" office:value="1.08386220598072" calcext:value-type="float">
            <text:p>1.084</text:p>
          </table:table-cell>
          <table:table-cell table:style-name="ce72" table:formula="of:=[.F134]*[.$C$77]" office:value-type="float" office:value="21.2827182766375" calcext:value-type="float">
            <text:p>21.283</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2214.69219948541" calcext:value-type="float">
            <text:p>2215</text:p>
          </table:table-cell>
          <table:table-cell table:style-name="ce72" table:formula="of:=[.E135]/[.$C$74]" office:value-type="float" office:value="1.02532046272473" calcext:value-type="float">
            <text:p>1.025</text:p>
          </table:table-cell>
          <table:table-cell table:style-name="ce72" table:formula="of:=[.F135]*[.$C$77]" office:value-type="float" office:value="20.1331926060628" calcext:value-type="float">
            <text:p>20.13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121.35645083267" calcext:value-type="float">
            <text:p>2121</text:p>
          </table:table-cell>
          <table:table-cell table:style-name="ce72" table:formula="of:=[.E136]/[.$C$74]" office:value-type="float" office:value="0.982109467978086" calcext:value-type="float">
            <text:p>0.982</text:p>
          </table:table-cell>
          <table:table-cell table:style-name="ce72" table:formula="of:=[.F136]*[.$C$77]" office:value-type="float" office:value="19.2847015132177" calcext:value-type="float">
            <text:p>19.285</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1782.29591353519" calcext:value-type="float">
            <text:p>1782</text:p>
          </table:table-cell>
          <table:table-cell table:style-name="ce72" table:formula="of:=[.E137]/[.$C$74]" office:value-type="float" office:value="0.825136997007035" calcext:value-type="float">
            <text:p>0.825</text:p>
          </table:table-cell>
          <table:table-cell table:style-name="ce72" table:formula="of:=[.F137]*[.$C$77]" office:value-type="float" office:value="16.2023900732301" calcext:value-type="float">
            <text:p>16.202</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160" calcext:value-type="float">
            <text:p>2160</text:p>
          </table:table-cell>
          <table:table-cell table:style-name="ce72" table:formula="of:=[.E140]/[.$C$74]" office:value-type="float" office:value="1" calcext:value-type="float">
            <text:p>1.000</text:p>
          </table:table-cell>
          <table:table-cell table:style-name="ce72" table:formula="of:=[.F140]*[.$C$77]" office:value-type="float" office:value="19.636" calcext:value-type="float">
            <text:p>19.636</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62"/>
        </table:table-row>
        <table:table-row table:style-name="ro1">
          <table:table-cell office:value-type="string" calcext:value-type="string">
            <text:p>Model Draw Distance</text:p>
          </table:table-cell>
          <table:table-cell table:style-name="ce80" table:formula="of:=&quot;01/10&quot;" office:value-type="string" office:string-value="01/10" calcext:value-type="string">
            <text:p>01/10</text:p>
          </table:table-cell>
          <table:table-cell table:number-columns-repeated="62"/>
        </table:table-row>
        <table:table-row table:style-name="ro1">
          <table:table-cell office:value-type="string" calcext:value-type="string">
            <text:p>Texture Quality</text:p>
          </table:table-cell>
          <table:table-cell office:value-type="string" calcext:value-type="string">
            <text:p>Low</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Off</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SMAA</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Low</text:p>
          </table:table-cell>
          <table:table-cell table:number-columns-repeated="62"/>
        </table:table-row>
        <table:table-row table:style-name="ro1">
          <table:table-cell office:value-type="string" calcext:value-type="string">
            <text:p>FX Quality</text:p>
          </table:table-cell>
          <table:table-cell office:value-type="string" calcext:value-type="string">
            <text:p>Off</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Low</text:p>
          </table:table-cell>
          <table:table-cell table:number-columns-repeated="62"/>
        </table:table-row>
        <table:table-row table:style-name="ro1">
          <table:table-cell office:value-type="string" calcext:value-type="string">
            <text:p>HMD Image Quality</text:p>
          </table:table-cell>
          <table:table-cell table:style-name="ce118" table:formula="of:=[$EliteDangerous.C28]" office:value-type="float" office:value="1"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00</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Off</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Low</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Medium</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10" office:value-type="string" calcext:value-type="string">
            <text:p>NVIDIA</text:p>
          </table:table-cell>
          <table:table-cell table:style-name="ce41" table:number-columns-repeated="5"/>
          <table:table-cell table:style-name="ce41"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41" table:number-columns-repeated="57"/>
        </table:table-row>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7">00/00/0000</text:date>, <text:time style:data-style-name="N2" text:time-value="16:26:20.5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02-07T17:19:23.280000000</dc:date>
    <meta:editing-duration>P1DT8H12M17S</meta:editing-duration>
    <meta:editing-cycles>422</meta:editing-cycles>
    <meta:generator>LibreOffice/6.3.3.2$Windows_X86_64 LibreOffice_project/a64200df03143b798afd1ec74a12ab50359878ed</meta:generator>
    <meta:print-date>2020-01-05T21:45:08.798000000</meta:print-date>
    <meta:document-statistic meta:table-count="2" meta:cell-count="533" meta:object-count="0"/>
  </office:meta>
</office:document-meta>
</file>